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.064cm" table:align="left"/>
    </style:style>
    <style:style style:name="Table1.A" style:family="table-column">
      <style:table-column-properties style:column-width="3.367cm"/>
    </style:style>
    <style:style style:name="Table1.B" style:family="table-column">
      <style:table-column-properties style:column-width="3.39cm"/>
    </style:style>
    <style:style style:name="Table1.C" style:family="table-column">
      <style:table-column-properties style:column-width="3.388cm"/>
    </style:style>
    <style:style style:name="Table1.D" style:family="table-column">
      <style:table-column-properties style:column-width="3.411cm"/>
    </style:style>
    <style:style style:name="Table1.E" style:family="table-column">
      <style:table-column-properties style:column-width="3.455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style:text-line-through-style="none" style:text-line-through-type="none" fo:font-weight="bold" officeooo:rsid="0014b1b4" officeooo:paragraph-rsid="0014b1b4" style:font-weight-asian="bold" style:font-weight-complex="bold"/>
    </style:style>
    <style:style style:name="P2" style:family="paragraph" style:parent-style-name="Standard">
      <style:text-properties style:text-line-through-style="none" style:text-line-through-type="none" fo:font-weight="bold" officeooo:rsid="0014e3a6" officeooo:paragraph-rsid="0014e3a6" style:font-weight-asian="bold" style:font-weight-complex="bold"/>
    </style:style>
    <style:style style:name="P3" style:family="paragraph" style:parent-style-name="Standard">
      <style:text-properties officeooo:paragraph-rsid="0017eb34"/>
    </style:style>
    <style:style style:name="P4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style:text-line-through-style="none" style:text-line-through-type="none" fo:font-weight="bold" officeooo:rsid="0014b1b4" officeooo:paragraph-rsid="0017eb34" style:font-weight-asian="bold" style:font-weight-complex="bold"/>
    </style:style>
    <style:style style:name="P5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style:text-line-through-style="none" style:text-line-through-type="none" fo:font-size="10.5pt" fo:font-weight="bold" officeooo:rsid="0014b1b4" officeooo:paragraph-rsid="0017eb34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style:text-line-through-style="none" style:text-line-through-type="none" fo:font-size="10.5pt" fo:font-weight="bold" officeooo:rsid="0014e3a6" officeooo:paragraph-rsid="0014e3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text-line-through-style="none" style:text-line-through-type="none" fo:font-weight="bold" officeooo:rsid="00161bbd" officeooo:paragraph-rsid="0019014b" style:font-weight-asian="bold" style:font-weight-complex="bold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text-line-through-style="none" style:text-line-through-type="none" fo:font-size="10.5pt" fo:font-weight="bold" officeooo:rsid="00161bbd" officeooo:paragraph-rsid="0019014b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officeooo:rsid="0014e3a6" officeooo:paragraph-rsid="0014e3a6"/>
    </style:style>
    <style:style style:name="P10" style:family="paragraph" style:parent-style-name="Table_20_Contents">
      <style:text-properties fo:font-weight="bold" officeooo:rsid="0014e3a6" officeooo:paragraph-rsid="0014e3a6" style:font-weight-asian="bold" style:font-weight-complex="bold"/>
    </style:style>
    <style:style style:name="P11" style:family="paragraph" style:parent-style-name="Table_20_Contents">
      <style:text-properties fo:font-weight="bold" officeooo:rsid="0017d242" officeooo:paragraph-rsid="0017d242" style:font-weight-asian="bold" style:font-weight-complex="bold"/>
    </style:style>
    <style:style style:name="P12" style:family="paragraph" style:parent-style-name="Table_20_Contents">
      <style:text-properties officeooo:rsid="0017d242" officeooo:paragraph-rsid="0017d242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style:text-line-through-style="none" style:text-line-through-type="none" fo:font-size="10.5pt" fo:font-weight="normal" officeooo:rsid="0014e3a6" officeooo:paragraph-rsid="0014e3a6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00%"/>
      <style:text-properties style:text-line-through-style="none" style:text-line-through-type="none" fo:font-weight="normal" officeooo:rsid="0014b1b4" officeooo:paragraph-rsid="0014b1b4" style:font-weight-asian="normal" style:font-weight-complex="normal"/>
    </style:style>
    <style:style style:name="P15" style:family="paragraph" style:parent-style-name="Standard">
      <style:text-properties style:text-line-through-style="none" style:text-line-through-type="none" fo:font-weight="normal" officeooo:rsid="0014b1b4" officeooo:paragraph-rsid="0014b1b4" style:font-weight-asian="normal" style:font-weight-complex="normal"/>
    </style:style>
    <style:style style:name="P16" style:family="paragraph" style:parent-style-name="Standard" style:list-style-name="L1">
      <style:text-properties style:text-line-through-style="none" style:text-line-through-type="none" fo:font-weight="normal" officeooo:rsid="0014b1b4" officeooo:paragraph-rsid="0014b1b4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fo:font-weight="normal" officeooo:rsid="0014b1b4" officeooo:paragraph-rsid="0014e3a6" style:font-weight-asian="normal" style:font-weight-complex="normal"/>
    </style:style>
    <style:style style:name="P18" style:family="paragraph" style:parent-style-name="Standard" style:list-style-name="L1">
      <style:text-properties style:text-line-through-style="none" style:text-line-through-type="none" fo:font-weight="normal" officeooo:rsid="0017d242" officeooo:paragraph-rsid="0017d242" style:font-weight-asian="normal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fo:font-weight="normal" officeooo:rsid="0019014b" officeooo:paragraph-rsid="0019014b" style:font-weight-asian="normal" style:font-weight-complex="normal"/>
    </style:style>
    <style:style style:name="P20" style:family="paragraph" style:parent-style-name="Standard" style:list-style-name="L3">
      <style:text-properties style:text-line-through-style="none" style:text-line-through-type="none" fo:font-weight="normal" officeooo:rsid="0019014b" officeooo:paragraph-rsid="0017eb34" style:font-weight-asian="normal" style:font-weight-complex="normal"/>
    </style:style>
    <style:style style:name="P21" style:family="paragraph" style:parent-style-name="Standard" style:list-style-name="L3">
      <style:text-properties style:text-line-through-style="none" style:text-line-through-type="none" fo:font-weight="normal" officeooo:rsid="0019014b" officeooo:paragraph-rsid="0019014b" style:font-weight-asian="normal" style:font-weight-complex="normal"/>
    </style:style>
    <style:style style:name="P22" style:family="paragraph" style:parent-style-name="Standard" style:list-style-name="L2">
      <style:text-properties style:text-line-through-style="none" style:text-line-through-type="none" fo:font-weight="normal" officeooo:rsid="00161bbd" officeooo:paragraph-rsid="0017eb34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161bbd" officeooo:paragraph-rsid="0017eb34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font-weight="normal" officeooo:rsid="00161bbd" officeooo:paragraph-rsid="0014e3a6" style:font-weight-asian="normal" style:font-weight-complex="normal"/>
    </style:style>
    <style:style style:name="P25" style:family="paragraph" style:parent-style-name="Standard" style:list-style-name="L1">
      <style:text-properties style:text-line-through-style="none" style:text-line-through-type="none" fo:font-weight="bold" officeooo:rsid="0014b1b4" officeooo:paragraph-rsid="0017d242" style:font-weight-asian="bold" style:font-weight-complex="bold"/>
    </style:style>
    <style:style style:name="P26" style:family="paragraph" style:parent-style-name="Standard">
      <style:text-properties style:text-line-through-style="none" style:text-line-through-type="none" fo:font-weight="bold" officeooo:rsid="0014e3a6" officeooo:paragraph-rsid="0014e3a6" style:font-weight-asian="bold" style:font-weight-complex="bold"/>
    </style:style>
    <style:style style:name="P27" style:family="paragraph">
      <loext:graphic-properties draw:fill="none" draw:fill-color="#ffffff"/>
    </style:style>
    <style:style style:name="P28" style:family="paragraph"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3a6" style:font-weight-asian="normal" style:font-weight-complex="normal"/>
    </style:style>
    <style:style style:name="T3" style:family="text">
      <style:text-properties fo:font-weight="normal" officeooo:rsid="00161bbd" style:font-weight-asian="normal" style:font-weight-complex="normal"/>
    </style:style>
    <style:style style:name="T4" style:family="text">
      <style:text-properties fo:font-weight="normal" officeooo:rsid="0019014b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161bbd" style:font-weight-asian="normal" style:font-weight-complex="normal"/>
    </style:style>
    <style:style style:name="T6" style:family="text">
      <style:text-properties style:text-line-through-style="none" style:text-line-through-type="none" fo:font-size="10.5pt" fo:font-weight="normal" officeooo:rsid="00161bbd" style:font-size-asian="10.5pt" style:font-weight-asian="normal" style:font-size-complex="10.5pt" style:font-weight-complex="normal"/>
    </style:style>
    <style:style style:name="T7" style:family="text">
      <style:text-properties style:text-line-through-style="none" style:text-line-through-type="none" fo:font-size="10.5pt" fo:font-weight="normal" officeooo:rsid="0019014b" style:font-size-asian="10.5pt" style:font-weight-asian="normal" style:font-size-complex="10.5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1pt" officeooo:rsid="0019014b" style:font-size-asian="11pt" style:font-size-complex="11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161bbd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19014b" style:font-size-asian="10.5pt" style:font-weight-asian="normal" style:font-size-complex="10.5pt" style:font-weight-complex="normal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349cm" fo:min-width="9.1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3cm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203cm" draw:textarea-horizontal-align="justify" draw:textarea-vertical-align="middle" draw:auto-grow-height="false" fo:min-height="0.66cm" fo:min-width="5.766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3" draw:text-style-name="P28" svg:width="6.06cm" svg:height="0.953cm" svg:x="4.69cm" svg:y="0.568cm"><text:p text:style-name="P28"><text:s text:c="4"/><text:span text:style-name="T15"><text:s text:c="2"/></text:span><text:span text:style-name="T15">SUSHMITHA.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4"><draw:frame text:anchor-type="paragraph" draw:z-index="1" draw:name="Shape2_0" draw:style-name="gr2" draw:text-style-name="P27" svg:width="2.408cm" svg:height="0.662cm" svg:x="7.415cm" svg:y="0.081cm"><draw:text-box><text:p/></draw:text-box></draw:frame><text:span text:style-name="T11">EMAIL </text:span><text:span text:style-name="T12"><text:s text:c="2"/></text:span><text:span text:style-name="T8"><text:s text:c="22"/>:</text:span><text:a xlink:type="simple" xlink:href="mailto:sushmithamadaw9090@gmail.com" text:style-name="Internet_20_link" text:visited-style-name="Visited_20_Internet_20_Link"><text:span text:style-name="T9">sushmithamadaw9090@gmail.com</text:span></text:a></text:p>
      <text:p text:style-name="P5">CONTACT NO <text:s text:c="4"/><text:span text:style-name="T1"><text:s text:c="10"/></text:span>:<text:span text:style-name="T2">6363017386</text:span></text:p>
      <text:p text:style-name="P6">ADDRESS <text:span text:style-name="T1"><text:s text:c="19"/></text:span>:<text:span text:style-name="T1">Bolikala House,Madavu Post,Keyyur Village,Puttur TQ,D.K,574210</text:span></text:p>
      <text:p text:style-name="P13"/>
      <text:p text:style-name="P8">OBJECTIVES <text:s text:c="2"/><text:span text:style-name="T1"><text:s text:c="10"/>:</text:span></text:p>
      <text:p text:style-name="P7"><text:span text:style-name="T14"><text:s text:c="39"/>I will do my best for this company.And <text:s/>what you teach I will learn quickly.</text:span><text:span text:style-name="T4"> </text:span><text:span text:style-name="T1"><text:s text:c="6"/></text:span></text:p>
      <text:p text:style-name="P14"/>
      <text:p text:style-name="P1">QUALIFICATION <text:s text:c="2"/><text:span text:style-name="T1"><text:s text:c="3"/></text:span>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805372648032">
          <table:table-cell table:style-name="Table1.A1" office:value-type="string">
            <text:p text:style-name="P10">CLASS</text:p>
          </table:table-cell>
          <table:table-cell table:style-name="Table1.A1" office:value-type="string">
            <text:p text:style-name="P10">YEAR</text:p>
          </table:table-cell>
          <table:table-cell table:style-name="Table1.A1" office:value-type="string">
            <text:p text:style-name="P11">UNIVERSITY</text:p>
          </table:table-cell>
          <table:table-cell table:style-name="Table1.A1" office:value-type="string">
            <text:p text:style-name="P10">INSTITUTE</text:p>
          </table:table-cell>
          <table:table-cell table:style-name="Table1.E1" office:value-type="string">
            <text:p text:style-name="P10">PERCETAGE</text:p>
          </table:table-cell>
        </table:table-row>
        <table:table-row table:style-name="TableLine94805372716736">
          <table:table-cell table:style-name="Table1.A2" office:value-type="string">
            <text:p text:style-name="P9">MCA</text:p>
          </table:table-cell>
          <table:table-cell table:style-name="Table1.A2" office:value-type="string">
            <text:p text:style-name="P9">2023</text:p>
          </table:table-cell>
          <table:table-cell table:style-name="Table1.A2" office:value-type="string">
            <text:p text:style-name="P12">VTU</text:p>
          </table:table-cell>
          <table:table-cell table:style-name="Table1.A2" office:value-type="string">
            <text:p text:style-name="P9">Vivekanada college of Engineering and technology,Puttur</text:p>
          </table:table-cell>
          <table:table-cell table:style-name="Table1.E2" office:value-type="string">
            <text:p text:style-name="Table_20_Contents">-</text:p>
          </table:table-cell>
        </table:table-row>
        <table:table-row table:style-name="TableLine94805372720256">
          <table:table-cell table:style-name="Table1.A2" office:value-type="string">
            <text:p text:style-name="P9">BCA</text:p>
          </table:table-cell>
          <table:table-cell table:style-name="Table1.A2" office:value-type="string">
            <text:p text:style-name="P9">2021</text:p>
          </table:table-cell>
          <table:table-cell table:style-name="Table1.A2" office:value-type="string">
            <text:p text:style-name="P12">Mangalore University</text:p>
          </table:table-cell>
          <table:table-cell table:style-name="Table1.A2" office:value-type="string">
            <text:p text:style-name="P9">ST.Philomena college,Darbe,Puttur</text:p>
          </table:table-cell>
          <table:table-cell table:style-name="Table1.E2" office:value-type="string">
            <text:p text:style-name="P9">80%</text:p>
          </table:table-cell>
        </table:table-row>
        <table:table-row table:style-name="TableLine94805372721392">
          <table:table-cell table:style-name="Table1.A2" office:value-type="string">
            <text:p text:style-name="P9">PCMC</text:p>
          </table:table-cell>
          <table:table-cell table:style-name="Table1.A2" office:value-type="string">
            <text:p text:style-name="P9">2018</text:p>
          </table:table-cell>
          <table:table-cell table:style-name="Table1.A2" office:value-type="string">
            <text:p text:style-name="P12">Mangalore University</text:p>
          </table:table-cell>
          <table:table-cell table:style-name="Table1.A2" office:value-type="string">
            <text:p text:style-name="P9">ST.Philomena college,Darbe,Puttur</text:p>
          </table:table-cell>
          <table:table-cell table:style-name="Table1.E2" office:value-type="string">
            <text:p text:style-name="P9">70%</text:p>
          </table:table-cell>
        </table:table-row>
        <table:table-row table:style-name="TableLine94805372722656">
          <table:table-cell table:style-name="Table1.A2" office:value-type="string">
            <text:p text:style-name="P9">SSLC</text:p>
          </table:table-cell>
          <table:table-cell table:style-name="Table1.A2" office:value-type="string">
            <text:p text:style-name="P9">2016</text:p>
          </table:table-cell>
          <table:table-cell table:style-name="Table1.A2" office:value-type="string">
            <text:p text:style-name="P12">Karnataka Secondary Education</text:p>
          </table:table-cell>
          <table:table-cell table:style-name="Table1.A2" office:value-type="string">
            <text:p text:style-name="P9">Sri Ramakrishna High School,Puttur</text:p>
          </table:table-cell>
          <table:table-cell table:style-name="Table1.E2" office:value-type="string">
            <text:p text:style-name="P9">82%</text:p>
          </table:table-cell>
        </table:table-row>
      </table:table>
      <text:p text:style-name="P15"/>
      <text:list xml:id="list2191653988" text:style-name="L1">
        <text:list-header>
          <text:p text:style-name="P16"/>
          <text:list>
            <text:list-header>
              <text:p text:style-name="P25">SKILLS <text:s text:c="6"/>: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C,C++,Java</text:p>
                                    </text:list-item>
                                    <text:list-item>
                                      <text:p text:style-name="P18">HTML,CSS</text:p>
                                    </text:list-item>
                                    <text:list-item>
                                      <text:p text:style-name="P19">MySQ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header>
      </text:list>
      <text:p text:style-name="P15"/>
      <text:p text:style-name="P1"><draw:custom-shape text:anchor-type="paragraph" draw:z-index="2" draw:name="Shape3" draw:style-name="gr1" svg:width="9.129cm" svg:height="1.35cm" svg:x="6.542cm" svg:y="0.102cm"><text:p/><draw:enhanced-geometry svg:viewBox="0 0 21600 21600" draw:type="rectangle" draw:enhanced-path="M 0 0 L 21600 0 21600 21600 0 21600 0 0 Z N"/></draw:custom-shape>CERTIFICATIONS <text:s text:c="4"/>:</text:p>
      <text:p text:style-name="P17"/>
      <text:p text:style-name="P2">PERSONAL DETAILS:</text:p>
      <table:table table:name="Table2" table:style-name="Table2">
        <table:table-column table:style-name="Table2.A"/>
        <table:table-row table:style-name="TableLine94805392045264"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><text:s text:c="9"/><text:span text:style-name="T14">DATE OF BIRTH</text:span><text:span text:style-name="T10">:</text:span><text:span text:style-name="T4">01-04-2000</text:span></text:p>
      <text:p text:style-name="P2"><text:s text:c="44"/></text:p>
      <text:p text:style-name="P2"><text:span text:style-name="T1"><text:s text:c="19"/></text:span><text:span text:style-name="T13">HOBBIES</text:span><text:span text:style-name="T3"> <text:s/>:</text:span></text:p>
      <text:list xml:id="list241592651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Cooking</text:p>
                                        </text:list-item>
                                        <text:list-item>
                                          <text:p text:style-name="P22">Dancing</text:p>
                                        </text:list-item>
                                        <text:list-item>
                                          <text:p text:style-name="P22">Gardening</text:p>
                                        </text:list-item>
                                        <text:list-item>
                                          <text:p text:style-name="P22">Craftin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oft-page-break/></text:p>
      <text:p text:style-name="P23"/>
      <text:p text:style-name="P3"><text:span text:style-name="T5"><text:s text:c="13"/></text:span><text:span text:style-name="T6"><text:s text:c="3"/></text:span><text:span text:style-name="T7">LANGUAGES:</text:span></text:p>
      <text:list xml:id="list3010209326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0">Kannada</text:p>
                                    </text:list-item>
                                    <text:list-item>
                                      <text:p text:style-name="P21">English</text:p>
                                    </text:list-item>
                                    <text:list-item>
                                      <text:p text:style-name="P21">Hindi</text:p>
                                    </text:list-item>
                                    <text:list-item>
                                      <text:p text:style-name="P21">Tul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 text:c="46"/></text:p>
      <text:p text:style-name="P24"><text:s text:c="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3:58.257249154</meta:creation-date>
    <dc:date>2022-07-15T13:30:46.251574016</dc:date>
    <meta:editing-duration>PT56M38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2" meta:paragraph-count="52" meta:word-count="105" meta:character-count="987" meta:non-whitespace-character-count="664"/>
  </office:meta>
</office:document-meta>
</file>